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9cm" fo:min-width="4.323cm"/>
    </style:style>
    <style:style style:name="gr2" style:family="graphic" style:parent-style-name="standard">
      <style:graphic-properties draw:textarea-horizontal-align="justify" draw:textarea-vertical-align="middle" draw:auto-grow-height="false" fo:min-height="1.783cm" fo:min-width="3.441cm"/>
    </style:style>
    <style:style style:name="gr3" style:family="graphic" style:parent-style-name="standard">
      <style:graphic-properties draw:textarea-horizontal-align="justify" draw:textarea-vertical-align="middle" draw:auto-grow-height="false" fo:min-height="1.783cm" fo:min-width="3.441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401cm" fo:min-width="6.739cm"/>
    </style:style>
    <style:style style:name="gr7" style:family="graphic" style:parent-style-name="standard">
      <style:graphic-properties draw:textarea-horizontal-align="justify" draw:textarea-vertical-align="middle" draw:auto-grow-height="false" fo:min-height="1.91cm" fo:min-width="3.925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1.651cm" svg:x="7.985cm" svg:y="1cm">
          <text:p text:style-name="P1">Inicio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5.207cm" svg:height="1.651cm" svg:x="7.731cm" svg:y="27.162cm">
          <text:p text:style-name="P1">Fin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477cm" svg:height="2.032cm" svg:x="7.477cm" svg:y="4.048cm">
          <text:p text:style-name="P1">nInstalacion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6.477cm" svg:height="2.032cm" svg:x="7.223cm" svg:y="7.604cm">
          <text:p text:style-name="P1">nCandidadCab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layer="layout" svg:width="6.477cm" svg:height="2.032cm" svg:x="7.096cm" svg:y="10.779cm">
          <text:p text:style-name="P1">nCosteCab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layer="layout" svg:width="6.477cm" svg:height="2.032cm" svg:x="6.842cm" svg:y="13.954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" draw:text-style-name="P2" draw:layer="layout" svg:width="2.403cm" svg:height="0.963cm" svg:x="9.329cm" svg:y="14.389cm">
          <draw:text-box>
            <text:p>nTarifa</text:p>
          </draw:text-box>
        </draw:frame>
        <draw:line draw:style-name="gr5" draw:text-style-name="P3" draw:layer="layout" svg:x1="10.652cm" svg:y1="2.651cm" svg:x2="10.779cm" svg:y2="3.921cm">
          <text:p/>
        </draw:line>
        <draw:line draw:style-name="gr5" draw:text-style-name="P3" draw:layer="layout" svg:x1="10.779cm" svg:y1="5.953cm" svg:x2="10.525cm" svg:y2="7.731cm">
          <text:p/>
        </draw:line>
        <draw:line draw:style-name="gr5" draw:text-style-name="P3" draw:layer="layout" svg:x1="10.525cm" svg:y1="9.636cm" svg:x2="10.271cm" svg:y2="10.779cm">
          <text:p/>
        </draw:line>
        <draw:line draw:style-name="gr5" draw:text-style-name="P3" draw:layer="layout" svg:x1="10.271cm" svg:y1="12.811cm" svg:x2="10.144cm" svg:y2="14.081cm">
          <text:p/>
        </draw:line>
        <draw:line draw:style-name="gr5" draw:text-style-name="P3" draw:layer="layout" svg:x1="10.144cm" svg:y1="15.986cm" svg:x2="10.144cm" svg:y2="17.891cm">
          <text:p/>
        </draw:line>
        <draw:custom-shape draw:style-name="gr6" draw:text-style-name="P1" draw:layer="layout" svg:width="7.239cm" svg:height="1.651cm" svg:x="6.461cm" svg:y="17.764cm">
          <text:p text:style-name="P1">formula/calculacione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017cm" svg:y1="19.415cm" svg:x2="10.271cm" svg:y2="21.32cm">
          <text:p/>
        </draw:line>
        <draw:custom-shape draw:style-name="gr7" draw:text-style-name="P1" draw:layer="layout" svg:width="6.731cm" svg:height="2.159cm" svg:x="6.842cm" svg:y="21.32cm">
          <text:p text:style-name="P1">Output pantalla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line draw:style-name="gr5" draw:text-style-name="P3" draw:layer="layout" svg:x1="10.144cm" svg:y1="23.606cm" svg:x2="10.398cm" svg:y2="27.1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9T12:44:21.351334684</meta:creation-date>
    <dc:date>2021-10-29T12:56:03.367041433</dc:date>
    <meta:editing-duration>PT1M15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